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186a62" officeooo:paragraph-rsid="00186a62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44pt" fo:font-weight="bold" style:font-size-asian="44pt" style:font-weight-asian="bold" style:font-size-complex="44pt" style:font-weight-complex="bold"/>
    </style:style>
    <style:style style:name="P3" style:family="paragraph" style:parent-style-name="Standard">
      <style:text-properties fo:font-size="20pt" fo:font-weight="bold" officeooo:rsid="0018e9c8" officeooo:paragraph-rsid="0018e9c8" style:font-size-asian="20pt" style:font-weight-asian="bold" style:font-size-complex="20pt" style:font-weight-complex="bold"/>
    </style:style>
    <style:style style:name="P4" style:family="paragraph" style:parent-style-name="Standard">
      <style:text-properties fo:font-size="20pt" fo:font-weight="bold" officeooo:rsid="001a51bc" officeooo:paragraph-rsid="001a51bc" style:font-size-asian="17.5pt" style:font-weight-asian="bold" style:font-size-complex="20pt" style:font-weight-complex="bold"/>
    </style:style>
    <style:style style:name="P5" style:family="paragraph" style:parent-style-name="Standard">
      <style:text-properties style:font-name="Abyssinica SIL" fo:font-size="20pt" fo:font-weight="bold" officeooo:rsid="00186a62" officeooo:paragraph-rsid="00186a62" style:font-size-asian="20pt" style:font-weight-asian="bold" style:font-size-complex="20pt" style:font-weight-complex="bold"/>
    </style:style>
    <style:style style:name="P6" style:family="paragraph" style:parent-style-name="Standard">
      <style:text-properties style:font-name="Abyssinica SIL" fo:font-size="15pt" fo:font-weight="bold" officeooo:rsid="00186a62" officeooo:paragraph-rsid="00186a62" style:font-size-asian="15pt" style:font-weight-asian="bold" style:font-size-complex="15pt" style:font-weight-complex="bold"/>
    </style:style>
    <style:style style:name="P7" style:family="paragraph" style:parent-style-name="Standard">
      <style:text-properties style:font-name="Abyssinica SIL" fo:font-size="15pt" fo:font-weight="bold" officeooo:rsid="00186a62" officeooo:paragraph-rsid="001a51bc" style:font-size-asian="15pt" style:font-weight-asian="bold" style:font-size-complex="15pt" style:font-weight-complex="bold"/>
    </style:style>
    <style:style style:name="P8" style:family="paragraph" style:parent-style-name="Standard">
      <style:text-properties fo:font-size="15pt" fo:font-weight="bold" officeooo:rsid="00186a62" officeooo:paragraph-rsid="00186a62" style:font-size-asian="15pt" style:font-weight-asian="bold" style:font-size-complex="15pt" style:font-weight-complex="bold"/>
    </style:style>
    <style:style style:name="P9" style:family="paragraph" style:parent-style-name="Standard">
      <style:text-properties fo:font-size="15pt" fo:font-weight="bold" officeooo:rsid="001a51bc" officeooo:paragraph-rsid="001a51bc" style:font-size-asian="13.1000003814697pt" style:font-weight-asian="bold" style:font-size-complex="15pt" style:font-weight-complex="bold"/>
    </style:style>
    <style:style style:name="T1" style:family="text">
      <style:text-properties officeooo:rsid="00186a62"/>
    </style:style>
    <style:style style:name="T2" style:family="text">
      <style:text-properties fo:font-size="15pt" style:font-size-asian="13.1000003814697pt" style:font-size-complex="15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officeooo:rsid="0018e9c8"/>
    </style:style>
    <style:style style:name="T5" style:family="text">
      <style:text-properties fo:font-size="14pt" style:font-size-asian="12.25pt" style:font-size-complex="14pt"/>
    </style:style>
    <style:style style:name="T6" style:family="text">
      <style:text-properties officeooo:rsid="001a51bc"/>
    </style:style>
    <style:style style:name="T7" style:family="text">
      <style:text-properties fo:font-size="20pt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<text:s text:c="10"/>Resume</text:span> <text:s/></text:p>
      <text:p text:style-name="P2"/>
      <text:p text:style-name="P1"><text:s/>Ashni Shibu</text:p>
      <text:p text:style-name="P6"/>
      <text:p text:style-name="P6">contact info : 9946410241</text:p>
      <text:p text:style-name="P5"><text:span text:style-name="T3"><text:s text:c="14"/></text:span><text:a xlink:type="simple" xlink:href="mailto:ashnishibu2006@gmail.com" text:style-name="Internet_20_link" text:visited-style-name="Visited_20_Internet_20_Link"><text:span text:style-name="T3">ashnishibu2006@gmail.com</text:span></text:a></text:p>
      <text:p text:style-name="P7"><text:s text:c="14"/></text:p>
      <text:p text:style-name="P7"><text:span text:style-name="T7">Education Qualifications</text:span></text:p>
      <text:p text:style-name="P5"><text:s text:c="6"/></text:p>
      <text:p text:style-name="P6"><text:s text:c="2"/>. Electronics and biomedical engineering at Adi Shankara <text:s text:c="7"/>engineering college ,kalady</text:p>
      <text:p text:style-name="P6"><text:s text:c="40"/>2024-2028</text:p>
      <text:p text:style-name="P6"><text:s/></text:p>
      <text:p text:style-name="P8"><text:s text:c="4"/>. <text:span text:style-name="T4">Higher secondary </text:span></text:p>
      <text:p text:style-name="P8"><text:s text:c="13"/><text:span text:style-name="T6">SN Trust Higher secondary school ,kollam</text:span></text:p>
      <text:p text:style-name="P8"/>
      <text:p text:style-name="P8"><text:s text:c="73"/><text:span text:style-name="T4">2022-2024</text:span></text:p>
      <text:p text:style-name="P8"><text:s/></text:p>
      <text:p text:style-name="P8"><text:s text:c="4"/>. <text:span text:style-name="T4">High school completed in St Jude HSS </text:span></text:p>
      <text:p text:style-name="P8"><text:s text:c="74"/><text:span text:style-name="T4">2022</text:span></text:p>
      <text:p text:style-name="P3">Skills </text:p>
      <text:p text:style-name="P3"><text:s text:c="2"/>. <text:span text:style-name="T2">Communication</text:span></text:p>
      <text:p text:style-name="P3"><text:span text:style-name="T2"><text:s text:c="3"/>. Team work</text:span></text:p>
      <text:p text:style-name="P3"><text:span text:style-name="T2"><text:s text:c="3"/>. knowledge in Python</text:span></text:p>
      <text:p text:style-name="P3"><text:span text:style-name="T2"/></text:p>
      <text:p text:style-name="P3"><text:span text:style-name="T2"/></text:p>
      <text:p text:style-name="P4">Language </text:p>
      <text:p text:style-name="P9"><text:s/></text:p>
      <text:p text:style-name="P9">. Malayalam</text:p>
      <text:p text:style-name="P9">. English 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0T12:16:51.469467791</meta:creation-date>
    <dc:date>2025-03-21T11:33:51.144538891</dc:date>
    <meta:editing-duration>PT10M4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4" meta:word-count="56" meta:character-count="653" meta:non-whitespace-character-count="336"/>
  </office:meta>
</office:document-meta>
</file>